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6.715cm"/>
    </style:style>
    <style:style style:name="co1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9.712cm"/>
    </style:style>
    <style:style style:name="co10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663cm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264cm double #000000" style:border-line-width-left="0.088cm 0.088cm 0.088cm" fo:border-right="0.264cm double #000000" style:border-line-width-right="0.088cm 0.088cm 0.088cm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264cm double #000000" style:border-line-width-left="0.088cm 0.088cm 0.088cm" fo:border-right="0.264cm double #000000" style:border-line-width-right="0.088cm 0.088cm 0.088cm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2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264cm double #000000" style:border-line-width-right="0.088cm 0.088cm 0.088cm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264cm double #000000" style:border-line-width-left="0.088cm 0.088cm 0.088cm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7"/>
  </office:automatic-styles>
  <office:body>
    <office:spreadsheet>
      <table:table table:name="Parameters" table:style-name="ta1" table:print="false">
        <table:table-column table:style-name="co7" table:default-cell-style-name="ce11"/>
        <table:table-column table:style-name="co7" table:number-columns-repeated="5" table:default-cell-style-name="ce10"/>
        <table:table-column table:style-name="co7" table:default-cell-style-name="Default"/>
        <table:table-column table:style-name="co7" table:number-columns-repeated="4" table:default-cell-style-name="ce10"/>
        <table:table-column table:style-name="co7" table:number-columns-repeated="2" table:default-cell-style-name="Default"/>
        <table:table-column table:style-name="co7" table:default-cell-style-name="ce30"/>
        <table:table-column table:style-name="co2" table:number-columns-repeated="1010" table:default-cell-style-name="Default"/>
        <table:table-row table:style-name="ro1">
          <table:table-cell table:style-name="ce9" office:value-type="string">
            <text:p>Graphic</text:p>
          </table:table-cell>
          <table:table-cell table:style-name="ce13" office:value-type="string">
            <text:p>total_episodes </text:p>
          </table:table-cell>
          <table:table-cell table:style-name="ce15" office:value-type="string">
            <text:p>learning_rate</text:p>
          </table:table-cell>
          <table:table-cell table:style-name="ce15" office:value-type="string">
            <text:p>n_steps</text:p>
          </table:table-cell>
          <table:table-cell table:style-name="ce15" office:value-type="string">
            <text:p>batch_size</text:p>
          </table:table-cell>
          <table:table-cell table:style-name="ce15" office:value-type="string">
            <text:p>n_epochs</text:p>
          </table:table-cell>
          <table:table-cell table:style-name="ce15" office:value-type="string">
            <text:p>gamma</text:p>
          </table:table-cell>
          <table:table-cell table:style-name="ce27" office:value-type="string">
            <text:p>gae_lambda</text:p>
          </table:table-cell>
          <table:table-cell table:style-name="ce27" office:value-type="string">
            <text:p>clip_range</text:p>
          </table:table-cell>
          <table:table-cell table:style-name="ce27" office:value-type="string">
            <text:p>ent_coef</text:p>
          </table:table-cell>
          <table:table-cell table:style-name="ce27" office:value-type="string">
            <text:p>vf_coef</text:p>
          </table:table-cell>
          <table:table-cell table:style-name="ce15" office:value-type="string">
            <text:p>max_grad_norm</text:p>
          </table:table-cell>
          <table:table-cell table:style-name="ce15" office:value-type="string">
            <text:p>target_kl</text:p>
          </table:table-cell>
          <table:table-cell table:style-name="ce28" office:value-type="string">
            <text:p>net_arch</text:p>
          </table:table-cell>
          <table:table-cell table:style-name="ce15" table:number-columns-repeated="1009"/>
          <table:table-cell table:style-name="ce10"/>
        </table:table-row>
        <table:table-row table:style-name="ro6">
          <table:table-cell table:style-name="ce10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0075">
            <text:p>0,00075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29" office:value-type="float" office:value="320.32">
            <text:p>320,320</text:p>
          </table:table-cell>
          <table:table-cell table:style-name="ce10" table:number-columns-repeated="1010"/>
        </table:table-row>
        <table:table-row table:style-name="ro6">
          <table:table-cell table:style-name="ce10"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0.00075">
            <text:p>0,00075</text:p>
          </table:table-cell>
          <table:table-cell office:value-type="float" office:value="2048">
            <text:p>2048</text:p>
          </table:table-cell>
          <table:table-cell table:style-name="ce20" office:value-type="float" office:value="128">
            <text:p>128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29" office:value-type="float" office:value="320.32">
            <text:p>320,320</text:p>
          </table:table-cell>
          <table:table-cell table:style-name="ce10" office:value-type="float" office:value="0.18">
            <text:p>0,18</text:p>
          </table:table-cell>
          <table:table-cell table:style-name="ce10" table:number-columns-repeated="1009"/>
        </table:table-row>
        <table:table-row table:style-name="ro6">
          <table:table-cell table:style-name="ce10"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16" office:value-type="float" office:value="0.0015">
            <text:p>0,0015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29" office:value-type="float" office:value="320.32">
            <text:p>320,320</text:p>
          </table:table-cell>
          <table:table-cell table:style-name="ce10" office:value-type="float" office:value="0.3">
            <text:p>0,3</text:p>
          </table:table-cell>
          <table:table-cell table:style-name="ce10" table:number-columns-repeated="1009"/>
        </table:table-row>
        <table:table-row table:style-name="ro6">
          <table:table-cell table:style-name="ce10"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15">
            <text:p>0,0015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29" office:value-type="float" office:value="320.32">
            <text:p>320,320</text:p>
          </table:table-cell>
          <table:table-cell table:style-name="ce10" table:number-columns-repeated="1010"/>
        </table:table-row>
        <table:table-row table:style-name="ro6" table:number-rows-repeated="7"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 table:number-columns-repeated="2"/>
          <table:table-cell table:style-name="ce29"/>
          <table:table-cell table:style-name="ce10" table:number-columns-repeated="1010"/>
        </table:table-row>
        <table:table-row table:style-name="ro6">
          <table:table-cell table:number-columns-spanned="13" table:number-rows-spanned="1"/>
          <table:covered-table-cell table:number-columns-repeated="5"/>
          <table:covered-table-cell table:style-name="ce10"/>
          <table:covered-table-cell table:number-columns-repeated="4"/>
          <table:covered-table-cell table:number-columns-repeated="2" table:style-name="ce10"/>
          <table:table-cell table:style-name="ce29"/>
          <table:table-cell table:style-name="ce10" table:number-columns-repeated="1010"/>
        </table:table-row>
        <table:table-row table:style-name="ro3">
          <table:table-cell table:style-name="ce4" office:value-type="string" table:number-columns-spanned="2" table:number-rows-spanned="1">
            <text:p>learning_rate</text:p>
          </table:table-cell>
          <table:covered-table-cell table:style-name="ce14"/>
          <table:table-cell table:style-name="ce17" office:value-type="string" table:number-columns-spanned="11" table:number-rows-spanned="1">
            <text:p>Controls how fast the neural network updates its weights during learning</text:p>
            <text:p>Too low : Slow learning, may never converge</text:p>
            <text:p>Too high : May scillatewildly, loss may explode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4" office:value-type="string" table:number-columns-spanned="2" table:number-rows-spanned="1">
            <text:p>buffer_size</text:p>
          </table:table-cell>
          <table:covered-table-cell table:style-name="ce14"/>
          <table:table-cell table:style-name="ce17" office:value-type="string" table:number-columns-spanned="11" table:number-rows-spanned="1">
            <text:p><text:s/>Stores past experiences for replay learning</text:p>
            <text:p>Too low : Limited experience diversity, unstable Q values</text:p>
            <text:p>Too high : waste memory, maye use old and irrelevant memorie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4" office:value-type="string" table:number-columns-spanned="2" table:number-rows-spanned="1">
            <text:p>learning_starts</text:p>
          </table:table-cell>
          <table:covered-table-cell table:style-name="ce14"/>
          <table:table-cell table:style-name="ce17" office:value-type="string" table:number-columns-spanned="11" table:number-rows-spanned="1">
            <text:p>Pure exploration period before learning begins, fills buffer with diverse experiences</text:p>
            <text:p>Too low : Leaning from tiny experience. Risk of biaised experience, unstable training</text:p>
            <text:p>Too high : Waste of training time on pure random exploration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4" office:value-type="string" table:number-columns-spanned="2" table:number-rows-spanned="1">
            <text:p>batch_size</text:p>
          </table:table-cell>
          <table:covered-table-cell table:style-name="ce14"/>
          <table:table-cell table:style-name="ce17" office:value-type="string" table:number-columns-spanned="11" table:number-rows-spanned="1">
            <text:p>Number of experiences sampled from buffer for each learning update</text:p>
            <text:p>Too low : High variance in gradient updates, unstable learning</text:p>
            <text:p>Too High : Slow learning updates, may require more memory than available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exploration_fraction </text:p>
          </table:table-cell>
          <table:covered-table-cell table:style-name="ce14"/>
          <table:table-cell table:style-name="ce17" office:value-type="string" table:number-columns-spanned="11" table:number-rows-spanned="1">
            <text:p>Fraction of total training where exploration rate decays from 1.0 to final value</text:p>
            <text:p>Too Low : Premature convergence to suboptimal strategies</text:p>
            <text:p>Too High : Agent explores too long, never settles on good strategie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exploration_final_eps </text:p>
          </table:table-cell>
          <table:covered-table-cell table:style-name="ce14"/>
          <table:table-cell table:style-name="ce17" office:value-type="string" table:number-columns-spanned="11" table:number-rows-spanned="1">
            <text:p>Minimum random action rate after exploration decay finishes</text:p>
            <text:p>Too Low : Pure exploitation, can't adapt to new situations</text:p>
            <text:p>Too High : Too much randomness even after learning, poor performance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target_update_interval </text:p>
          </table:table-cell>
          <table:covered-table-cell table:style-name="ce14"/>
          <table:table-cell table:style-name="ce17" office:value-type="string" table:number-columns-spanned="11" table:number-rows-spanned="1">
            <text:p>How often to copy main network to target network for stable Q-learning</text:p>
            <text:p>Too Low : Target changes too frequently, unstable Q-learning</text:p>
            <text:p>Too High : Target becomes stale, slow adaptation to improvement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gamma </text:p>
          </table:table-cell>
          <table:covered-table-cell table:style-name="ce14"/>
          <table:table-cell table:style-name="ce17" office:value-type="string" table:number-columns-spanned="11" table:number-rows-spanned="1">
            <text:p>Discount factor for future rewards, determines planning horizon</text:p>
            <text:p>Too Low : Short-sighted decisions, ignores long-term consequences</text:p>
            <text:p>Too High : Overvalues distant future, may ignore immediate tactical need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Large buffer_size requires proportional learning_starts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Higher learning_rate needs smaller batch_size for stability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Long exploration_fraction requires lower exploration_final_eps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Higher gamma benefits from larger buffer_size for long-term pattern storage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 table:print="false">
        <table:table-column table:style-name="co2" table:default-cell-style-name="ce22"/>
        <table:table-column table:style-name="co8" table:number-columns-repeated="4" table:default-cell-style-name="ce24"/>
        <table:table-column table:style-name="co1" table:default-cell-style-name="ce24"/>
        <table:table-column table:style-name="co8" table:number-columns-repeated="2" table:default-cell-style-name="ce24"/>
        <table:table-column table:style-name="co9" table:default-cell-style-name="ce19"/>
        <table:table-column table:style-name="co10" table:number-columns-repeated="1015" table:default-cell-style-name="ce19"/>
        <table:table-row table:style-name="ro4">
          <table:table-cell table:style-name="ce21" office:value-type="string">
            <text:p>Graphic / Analysis</text:p>
          </table:table-cell>
          <table:table-cell table:style-name="ce23" office:value-type="string">
            <text:p>Win rate</text:p>
          </table:table-cell>
          <table:table-cell table:style-name="ce23" office:value-type="string">
            <text:p>Loss</text:p>
          </table:table-cell>
          <table:table-cell table:style-name="ce23" office:value-type="string">
            <text:p>Gradient</text:p>
          </table:table-cell>
          <table:table-cell table:style-name="ce23" office:value-type="string">
            <text:p>Q Value</text:p>
          </table:table-cell>
          <table:table-cell table:style-name="ce23" office:value-type="string">
            <text:p>Invalid action</text:p>
          </table:table-cell>
          <table:table-cell table:style-name="ce23" office:value-type="string">
            <text:p>Reward ratio</text:p>
          </table:table-cell>
          <table:table-cell table:style-name="ce23" office:value-type="string">
            <text:p>Exploration rate</text:p>
          </table:table-cell>
          <table:table-cell table:style-name="ce4" table:number-columns-repeated="1016"/>
        </table:table-row>
        <table:table-row table:style-name="ro3">
          <table:table-cell table:formula="of:=&quot;01&quot;" office:value-type="string" office:string-value="01">
            <text:p>01</text:p>
          </table:table-cell>
          <table:table-cell office:value-type="string">
            <text:p>Extreme volatility. Due to gamma ?</text:p>
          </table:table-cell>
          <table:table-cell office:value-type="string">
            <text:p>Explosion when the Q value drops</text:p>
          </table:table-cell>
          <table:table-cell office:value-type="string">
            <text:p>High variability suggests conflicting tactical rules</text:p>
          </table:table-cell>
          <table:table-cell table:style-name="ce25" office:value-type="string">
            <text:p>Dicreasing q value means the agent doesn't believe its actions have meaningful consequences</text:p>
          </table:table-cell>
          <table:table-cell table:style-name="ce26" office:value-type="string">
            <text:p>OK</text:p>
          </table:table-cell>
          <table:table-cell office:value-type="string">
            <text:p>variation due to q value</text:p>
          </table:table-cell>
          <table:table-cell office:value-type="string">
            <text:p>Ends too early (2000*0,3 = 600 episodes)</text:p>
          </table:table-cell>
          <table:table-cell table:number-columns-repeated="1016"/>
        </table:table-row>
        <table:table-row table:style-name="ro3">
          <table:table-cell table:formula="of:=&quot;02&quot;" office:value-type="string" office:string-value="02">
            <text:p>02</text:p>
          </table:table-cell>
          <table:table-cell office:value-type="string">
            <text:p>Good improvement, less volatility</text:p>
          </table:table-cell>
          <table:table-cell office:value-type="string">
            <text:p>More stable</text:p>
          </table:table-cell>
          <table:table-cell table:style-name="Default" office:value-type="string">
            <text:p>Learning is more coherent</text:p>
          </table:table-cell>
          <table:table-cell office:value-type="string">
            <text:p>Good improvement, now the agent believes actions have meaningful future consequences</text:p>
          </table:table-cell>
          <table:table-cell table:style-name="ce26" office:value-type="string">
            <text:p>OK</text:p>
          </table:table-cell>
          <table:table-cell office:value-type="string">
            <text:p>Decrease then increase, to keep an eye on during next tests</text:p>
          </table:table-cell>
          <table:table-cell office:value-type="string">
            <text:p>Not decayed yet, still discovering</text:p>
          </table:table-cell>
          <table:table-cell table:number-columns-repeated="1016"/>
        </table:table-row>
        <table:table-row table:style-name="ro4">
          <table:table-cell table:formula="of:=&quot;03&quot;" office:value-type="string" office:string-value="03">
            <text:p>03</text:p>
          </table:table-cell>
          <table:table-cell office:value-type="string">
            <text:p>About the same</text:p>
          </table:table-cell>
          <table:table-cell office:value-type="string">
            <text:p>Less volatile and smoother = good</text:p>
          </table:table-cell>
          <table:table-cell office:value-type="string">
            <text:p>Smoother = good</text:p>
          </table:table-cell>
          <table:table-cell office:value-type="string">
            <text:p>Doubled value and no more decrease = much better !</text:p>
          </table:table-cell>
          <table:table-cell table:style-name="ce26" office:value-type="string">
            <text:p>OK</text:p>
          </table:table-cell>
          <table:table-cell office:value-type="string">
            <text:p>Decrease = agent becoming more strategic</text:p>
          </table:table-cell>
          <table:table-cell office:value-type="string">
            <text:p>Same</text:p>
          </table:table-cell>
          <table:table-cell table:number-columns-repeated="1016"/>
        </table:table-row>
        <table:table-row table:style-name="ro1">
          <table:table-cell table:formula="of:=&quot;04&quot;" office:value-type="string" office:string-value="04">
            <text:p>04</text:p>
          </table:table-cell>
          <table:table-cell office:value-type="string">
            <text:p>Still unstable and less efficient</text:p>
          </table:table-cell>
          <table:table-cell office:value-type="string">
            <text:p>Less stable</text:p>
          </table:table-cell>
          <table:table-cell office:value-type="string">
            <text:p>Less stability</text:p>
          </table:table-cell>
          <table:table-cell office:value-type="string">
            <text:p>Big decrease !</text:p>
          </table:table-cell>
          <table:table-cell table:style-name="ce26" office:value-type="string">
            <text:p>OK</text:p>
          </table:table-cell>
          <table:table-cell office:value-type="string">
            <text:p>Increase = not good</text:p>
          </table:table-cell>
          <table:table-cell office:value-type="string">
            <text:p>Decayed slowling as expected</text:p>
          </table:table-cell>
          <table:table-cell table:number-columns-repeated="1016"/>
        </table:table-row>
        <table:table-row table:style-name="ro1">
          <table:table-cell table:formula="of:=&quot;05&quot;" office:value-type="string" office:string-value="05">
            <text:p>05</text:p>
          </table:table-cell>
          <table:table-cell office:value-type="string">
            <text:p>Similar to 03</text:p>
          </table:table-cell>
          <table:table-cell office:value-type="string">
            <text:p>MUCH less stable</text:p>
          </table:table-cell>
          <table:table-cell office:value-type="string">
            <text:p>Just a bit higher, not more stable</text:p>
          </table:table-cell>
          <table:table-cell office:value-type="string">
            <text:p>Positive tendancy, but much lower value</text:p>
          </table:table-cell>
          <table:table-cell table:style-name="ce26" office:value-type="string">
            <text:p>OK</text:p>
          </table:table-cell>
          <table:table-cell office:value-type="string">
            <text:p>Less stabl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4">
          <table:table-cell table:formula="of:=&quot;06&quot;" office:value-type="string" office:string-value="06">
            <text:p>06</text:p>
          </table:table-cell>
          <table:table-cell office:value-type="string">
            <text:p>Better than 03, less variance</text:p>
          </table:table-cell>
          <table:table-cell office:value-type="string">
            <text:p>Loss reduced, a bit more variance than 03</text:p>
          </table:table-cell>
          <table:table-cell office:value-type="string">
            <text:p>A bit increased from 03</text:p>
          </table:table-cell>
          <table:table-cell office:value-type="string">
            <text:p>Reduced but smoother than 03</text:p>
          </table:table-cell>
          <table:table-cell table:style-name="ce26" office:value-type="string">
            <text:p>OK</text:p>
          </table:table-cell>
          <table:table-cell office:value-type="string">
            <text:p>almost the same as 03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table:formula="of:=&quot;07&quot;" office:value-type="string" office:string-value="07">
            <text:p>07</text:p>
          </table:table-cell>
          <table:table-cell office:value-type="string">
            <text:p>Worst and with more variance</text:p>
          </table:table-cell>
          <table:table-cell office:value-type="string">
            <text:p>Small decrease and more variance</text:p>
          </table:table-cell>
          <table:table-cell office:value-type="string">
            <text:p>Lower but more volatile</text:p>
          </table:table-cell>
          <table:table-cell office:value-type="string">
            <text:p>more variance</text:p>
          </table:table-cell>
          <table:table-cell table:style-name="ce26" office:value-type="string">
            <text:p>OK</text:p>
          </table:table-cell>
          <table:table-cell office:value-type="string">
            <text:p>Similar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4">
          <table:table-cell table:formula="of:=&quot;08&quot;" office:value-type="string" office:string-value="08">
            <text:p>08</text:p>
          </table:table-cell>
          <table:table-cell office:value-type="string">
            <text:p>Performances collapse</text:p>
          </table:table-cell>
          <table:table-cell office:value-type="string">
            <text:p>A bit lower, but must be converging to a suboptimal minimum</text:p>
          </table:table-cell>
          <table:table-cell office:value-type="string">
            <text:p>More volatile</text:p>
          </table:table-cell>
          <table:table-cell office:value-type="string">
            <text:p>less stable</text:p>
          </table:table-cell>
          <table:table-cell table:style-name="ce26" office:value-type="string">
            <text:p>OK</text:p>
          </table:table-cell>
          <table:table-cell office:value-type="string">
            <text:p>A bit more varianc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table:formula="of:=&quot;09&quot;" office:value-type="string" office:string-value="09">
            <text:p>09</text:p>
          </table:table-cell>
          <table:table-cell office:value-type="string">
            <text:p>Lower baseline, still volatile</text:p>
          </table:table-cell>
          <table:table-cell office:value-type="string">
            <text:p>Similar</text:p>
          </table:table-cell>
          <table:table-cell office:value-type="string">
            <text:p>lower but more variance</text:p>
          </table:table-cell>
          <table:table-cell office:value-type="string">
            <text:p>variance is worrying</text:p>
          </table:table-cell>
          <table:table-cell table:style-name="ce26" office:value-type="string">
            <text:p>OK</text:p>
          </table:table-cell>
          <table:table-cell office:value-type="string">
            <text:p>same trend, more varianc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ighest win rate, same volatility</text:p>
          </table:table-cell>
          <table:table-cell office:value-type="string">
            <text:p>Reduced with less variance</text:p>
          </table:table-cell>
          <table:table-cell office:value-type="string">
            <text:p>Higher without instability</text:p>
          </table:table-cell>
          <table:table-cell office:value-type="string">
            <text:p>best value and better trend</text:p>
          </table:table-cell>
          <table:table-cell table:style-name="ce26" office:value-type="string">
            <text:p>OK</text:p>
          </table:table-cell>
          <table:table-cell office:value-type="string">
            <text:p>Similar to 07</text:p>
          </table:table-cell>
          <table:table-cell office:value-type="string">
            <text:p>Similar to 07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ower win rate, high volatility</text:p>
          </table:table-cell>
          <table:table-cell office:value-type="string">
            <text:p>After a performance peaks, it degrades</text:p>
          </table:table-cell>
          <table:table-cell office:value-type="string">
            <text:p>Diminishing gradients indicates a learning plateau</text:p>
          </table:table-cell>
          <table:table-cell office:value-type="string">
            <text:p>High value and high volatility. This may mean too much optimism and reality loss </text:p>
          </table:table-cell>
          <table:table-cell office:value-type="string">
            <text:p>OK</text:p>
          </table:table-cell>
          <table:table-cell office:value-type="string">
            <text:p>No real improvement, </text:p>
          </table:table-cell>
          <table:table-cell office:value-type="string">
            <text:p>Similar to 10</text:p>
          </table:table-cell>
          <table:table-cell table:number-columns-repeated="1016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4">04/11/2025</text:date>, <text:time>09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25-09-22T10:45:50.85</meta:creation-date>
    <dc:date>2025-11-04T09:34:18.67</dc:date>
    <dc:creator>Greg </dc:creator>
    <meta:editing-duration>PT11H15M46S</meta:editing-duration>
    <meta:editing-cycles>17</meta:editing-cycles>
    <meta:generator>OpenOffice/4.1.15$Win32 OpenOffice.org_project/4115m2$Build-9813</meta:generator>
    <meta:document-statistic meta:table-count="2" meta:cell-count="188" meta:object-count="0"/>
  </office:meta>
</office:document-meta>
</file>